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f680" officeooo:paragraph-rsid="000df680"/>
    </style:style>
    <style:style style:name="P2" style:family="paragraph" style:parent-style-name="Standard" style:list-style-name="L1">
      <style:text-properties officeooo:rsid="000df680" officeooo:paragraph-rsid="000df680"/>
    </style:style>
    <style:style style:name="T1" style:family="text">
      <style:text-properties officeooo:rsid="000e3b9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itional topics for learning</text:p>
      <text:list xml:id="list2913901417759202135" text:style-name="L1">
        <text:list-item>
          <text:p text:style-name="P2">placement new</text:p>
        </text:list-item>
        <text:list-item>
          <text:p text:style-name="P2">try<text:span text:style-name="T1"> </text:span>/<text:span text:style-name="T1"> </text:span>catch over constructors/destructors</text:p>
        </text:list-item>
        <text:list-item>
          <text:p text:style-name="P2">virtual template methods</text:p>
        </text:list-item>
        <text:list-item>
          <text:p text:style-name="P2">partially specialization of function's templates</text:p>
        </text:list-item>
        <text:list-item>
          <text:p text:style-name="P2">lambda-functions and saving state</text:p>
        </text:list-item>
        <text:list-item>
          <text:p text:style-name="P2">move semantics for memory allocated with new statement</text:p>
        </text:list-item>
        <text:list-item>
          <text:p text:style-name="P2">C++ 11 default</text:p>
        </text:list-item>
        <text:list-item>
          <text:p text:style-name="P2">iterators type</text:p>
        </text:list-item>
        <text:list-item>
          <text:p text:style-name="P2">typeinfo() using</text:p>
        </text:list-item>
        <text:list-item>
          <text:p text:style-name="P2">slicing</text:p>
        </text:list-item>
        <text:list-item>
          <text:p text:style-name="P2">back_inserter</text:p>
        </text:list-item>
        <text:list-item>
          <text:p text:style-name="P2">us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0:05:01.077000000</meta:creation-date>
    <dc:date>2017-04-24T17:37:40.405000000</dc:date>
    <meta:editing-duration>PT8M54S</meta:editing-duration>
    <meta:editing-cycles>2</meta:editing-cycles>
    <meta:generator>LibreOffice/5.2.6.2$Windows_X86_64 LibreOffice_project/a3100ed2409ebf1c212f5048fbe377c281438fdc</meta:generator>
    <meta:document-statistic meta:table-count="0" meta:image-count="0" meta:object-count="0" meta:page-count="1" meta:paragraph-count="13" meta:word-count="53" meta:character-count="339" meta:non-whitespace-character-count="311"/>
  </office:meta>
</office:document-meta>
</file>